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Analyser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Analyser.analyse( String pattern , DependencyAnalyser depAnaly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